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3pt" fo:language="en" fo:country="US" fo:font-weight="normal" officeooo:rsid="0009846f" officeooo:paragraph-rsid="0009846f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3pt" fo:language="en" fo:country="US" fo:font-weight="normal" officeooo:rsid="0009b75a" officeooo:paragraph-rsid="0009b75a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3pt" fo:language="en" fo:country="US" fo:font-weight="normal" officeooo:rsid="000a22ae" officeooo:paragraph-rsid="000a22ae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3pt" fo:language="en" fo:country="US" fo:font-weight="normal" officeooo:rsid="000a8fbd" officeooo:paragraph-rsid="000a8fbd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3pt" fo:language="en" fo:country="US" fo:font-weight="normal" officeooo:rsid="000bd384" officeooo:paragraph-rsid="000a8fbd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3pt" fo:language="en" fo:country="US" fo:font-weight="normal" officeooo:rsid="000bd384" officeooo:paragraph-rsid="000bd384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3pt" fo:language="en" fo:country="US" fo:font-weight="normal" officeooo:rsid="000f5890" officeooo:paragraph-rsid="000f5890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3pt" fo:language="en" fo:country="US" officeooo:rsid="0009846f" officeooo:paragraph-rsid="0009846f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3pt" fo:language="en" fo:country="US" officeooo:rsid="000a8fbd" officeooo:paragraph-rsid="000a8fbd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3pt" fo:language="en" fo:country="US" officeooo:rsid="000f5890" officeooo:paragraph-rsid="000f5890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3pt" fo:language="en" fo:country="US" officeooo:rsid="000bd384" officeooo:paragraph-rsid="000bd384" style:font-size-asian="13pt" style:font-size-complex="13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3pt" fo:language="en" fo:country="US" officeooo:rsid="00118dc5" officeooo:paragraph-rsid="00118dc5" style:font-size-asian="13pt" style:font-size-complex="13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language="en" fo:country="US" officeooo:rsid="000797f8"/>
    </style:style>
    <style:style style:name="P14" style:family="paragraph" style:parent-style-name="Standard">
      <style:paragraph-properties fo:text-align="justify" style:justify-single-word="false"/>
      <style:text-properties style:font-name="Times New Roman" fo:language="en" fo:country="US" officeooo:rsid="000797f8" officeooo:paragraph-rsid="000797f8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5pt" fo:language="en" fo:country="US" officeooo:rsid="000797f8" officeooo:paragraph-rsid="000797f8" style:font-size-asian="15pt" style:font-size-complex="15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5pt" fo:language="en" fo:country="US" officeooo:rsid="0009846f" officeooo:paragraph-rsid="000797f8" style:font-size-asian="15pt" style:font-size-complex="1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d384" style:font-weight-asian="normal" style:font-weight-complex="normal"/>
    </style:style>
    <style:style style:name="T3" style:family="text">
      <style:text-properties fo:font-weight="normal" officeooo:rsid="000d5ce4" style:font-weight-asian="normal" style:font-weight-complex="normal"/>
    </style:style>
    <style:style style:name="T4" style:family="text">
      <style:text-properties fo:font-weight="normal" officeooo:rsid="000f5890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Mini Project</text:p>
      <text:p text:style-name="P13"/>
      <text:p text:style-name="P15">Beam propagation method and absorption boundary condition in 2-D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8">Prepared by Nicolae Cadin</text:p>
      <text:p text:style-name="P8">Supervised by <text:span text:style-name="T1">Ramon Springer</text:span>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ontent</text:p>
      <text:p text:style-name="P2"/>
      <text:p text:style-name="P2"/>
      <text:p text:style-name="P2"/>
      <text:p text:style-name="P2">1. Introduction</text:p>
      <text:p text:style-name="P2">2. Algorithm</text:p>
      <text:p text:style-name="P2">3. Result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draw:frame draw:style-name="fr1" draw:name="Objekt1" text:anchor-type="as-char" svg:y="12.862cm" svg:width="2.595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1. Introduction</text:p>
      <text:p text:style-name="P3"/>
      <text:p text:style-name="P4">Beam propagation in media is of high interest for scientists and also for industrial purposes. </text:p>
      <text:p text:style-name="P9"><text:span text:style-name="T1">In this report beam propagation will be simulated, problems will be discussed. The purpose of the project is to compare numerical method and analytical solution of beam propagation. Convergence </text:span><text:span text:style-name="T2">of </text:span><text:span text:style-name="T3">used</text:span><text:span text:style-name="T2"> numerical method is to be shown. For the simplicity simulation of beam propagation is done in free space, linear medium, </text:span><text:span text:style-name="T3">at zero incident angle,</text:span><text:span text:style-name="T2"> so to fit the scope of mini-project, later on can be extended for more sophisticated cases.</text:span></text:p>
      <text:p text:style-name="P5"/>
      <text:p text:style-name="P10"><text:span text:style-name="T2">1.</text:span><text:span text:style-name="T1">1 Analytical solution</text:span></text:p>
      <text:p text:style-name="P12"><text:span text:style-name="T1">To better understand analytically propagation of beam in space we should solve Helmholz Eqaution.</text:span></text:p>
      <text:p text:style-name="P7"/>
      <text:p text:style-name="P11"><text:span text:style-name="T1">1.</text:span><text:span text:style-name="T4">2</text:span><text:span text:style-name="T1"> Numerical Method: Beam Propagation Method</text:span></text:p>
      <text:p text:style-name="P6">To simulate light beam propagation Beam Propagation Method (BPM) is us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35:30.051714776</meta:creation-date>
    <dc:date>2018-04-19T11:50:41.928920610</dc:date>
    <meta:editing-duration>PT57M1S</meta:editing-duration>
    <meta:editing-cycles>8</meta:editing-cycles>
    <meta:generator>LibreOffice/5.1.6.2$Linux_X86_64 LibreOffice_project/10m0$Build-2</meta:generator>
    <meta:document-statistic meta:table-count="0" meta:image-count="0" meta:object-count="1" meta:page-count="3" meta:paragraph-count="16" meta:word-count="148" meta:character-count="959" meta:non-whitespace-character-count="825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sup>
              <mo stretchy="false">∇</mo>
              <mn>2</mn>
            </msup>
            <mo stretchy="false">+</mo>
            <msup>
              <mi>k</mi>
              <mn>2</mn>
            </msup>
          </mrow>
        </mrow>
        <mo fence="true" stretchy="false">)</mo>
      </mrow>
      <mrow>
        <mi mathvariant="normal">ψ</mi>
        <mo stretchy="false">=</mo>
        <mn>0</mn>
      </mrow>
    </mrow>
    <annotation encoding="StarMath 5.0">(nabla^{2}+k^{2}) %psi = 0</annotation>
  </semantics>
</math>
</file>